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80b80" officeooo:paragraph-rsid="00080b80"/>
    </style:style>
    <style:style style:name="P2" style:family="paragraph" style:parent-style-name="Standard">
      <style:text-properties officeooo:rsid="00080b80" officeooo:paragraph-rsid="000ca5ac"/>
    </style:style>
    <style:style style:name="P3" style:family="paragraph" style:parent-style-name="Standard">
      <style:paragraph-properties fo:text-align="center" style:justify-single-word="false"/>
      <style:text-properties officeooo:rsid="00080b80" officeooo:paragraph-rsid="00080b80"/>
    </style:style>
    <style:style style:name="P4" style:family="paragraph" style:parent-style-name="Standard">
      <style:text-properties officeooo:rsid="000ca5ac" officeooo:paragraph-rsid="000ca5ac"/>
    </style:style>
    <style:style style:name="P5" style:family="paragraph" style:parent-style-name="Standard">
      <style:text-properties officeooo:rsid="000e1fa4" officeooo:paragraph-rsid="000e1fa4"/>
    </style:style>
    <style:style style:name="P6" style:family="paragraph" style:parent-style-name="Standard">
      <style:paragraph-properties fo:text-align="center" style:justify-single-word="false"/>
      <style:text-properties fo:font-size="22pt" fo:font-weight="bold" officeooo:rsid="000e1fa4" officeooo:paragraph-rsid="000e1fa4"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5pt" officeooo:rsid="000e1fa4" officeooo:paragraph-rsid="000e1fa4" style:font-size-asian="15pt" style:font-size-complex="15pt"/>
    </style:style>
    <style:style style:name="T1" style:family="text">
      <style:text-properties officeooo:rsid="0009d217"/>
    </style:style>
    <style:style style:name="T2" style:family="text">
      <style:text-properties officeooo:rsid="000abc2c"/>
    </style:style>
    <style:style style:name="T3" style:family="text">
      <style:text-properties officeooo:rsid="000ca5ac"/>
    </style:style>
    <style:style style:name="T4" style:family="text">
      <style:text-properties officeooo:rsid="000e1fa4"/>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Mindmap</text:p>
      <text:p text:style-name="P7">Présentation</text:p>
      <text:p text:style-name="P3"/>
      <text:p text:style-name="P3"/>
      <text:p text:style-name="P1"/>
      <text:p text:style-name="P1"/>
      <text:p text:style-name="P1">Je fais partie de ces personnes qui ont toujours <text:span text:style-name="T4">quelques</text:span> projets en cours. Des projets qui sont parfois mis de côté pour être repris plus tard mais qui, à travers les expériences <text:span text:style-name="T3">vécues</text:span>, sont constamment enrichis de nouvelles idées et d’inspirations provenant de sources très diverses. </text:p>
      <text:p text:style-name="P1"/>
      <text:p text:style-name="P1">Entre carnets de croquis, notes, posts sur les réseaux sociaux et liens ajoutés dans les favoris, ces idées s’éparpillent. On dit que le désordre favorise la créativité mais parfois, ça me manque de pouvoir organiser tout ce fouillis... Et d’après ce que j’ai pu observer, je ne suis pas la seule. </text:p>
      <text:p text:style-name="P1"/>
      <text:p text:style-name="P1"/>
      <text:p text:style-name="P1"/>
      <text:p text:style-name="P2">C’est pourquoi j<text:span text:style-name="T4">e propose</text:span> <text:span text:style-name="T5">Mindmap</text:span>. <text:span text:style-name="T1">U</text:span>n outil en ligne <text:span text:style-name="T1">gratuit</text:span> <text:span text:style-name="T1">destiné</text:span> <text:span text:style-name="T1">aux créatifs, de la cinéaste au menuisier du dimanche, en passant par le développeur web. Son rôle? Réunir</text:span> en un même endroit <text:span text:style-name="T1">toutes </text:span>les <text:span text:style-name="T1">inspirations et </text:span>références qui servent à la création d'un projet. <text:span text:style-name="T3">Partager ses pistes de réflexion et visualiser celles des autres.</text:span> </text:p>
      <text:p text:style-name="P2"/>
      <text:p text:style-name="P2"><text:span text:style-name="T2">Une plateforme de partage donc, mais surtout un assistant à la création, grâce auquel il sera possible de rassembler sous un même projet, de hiérarchiser, et d’organiser dans un espace virtuel, toute sorte d’éléments : i</text:span>mages, photos, plans, schémas, <text:span text:style-name="T1">liens, </text:span>vidéos, podcasts, lectures, citations, musiques entendues, captures d'écran, lieux visités, <text:span text:style-name="T2">etc.</text:span></text:p>
      <text:p text:style-name="P2"/>
      <text:p text:style-name="P2"/>
      <text:p text:style-name="P2"/>
      <text:p text:style-name="P4"><text:span text:style-name="T5">Lister, organiser, visualiser.</text:span> </text:p>
      <text:p text:style-name="P4">C’est <text:span text:style-name="T4">dans l’espace d’</text:span>un esprit libéré qu<text:span text:style-name="T4">e les</text:span> nouvelles idées <text:span text:style-name="T4">prennent vie !</text:span></text:p>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6:24:36.072944057</meta:creation-date>
    <dc:date>2018-03-22T17:23:18.248156882</dc:date>
    <meta:editing-duration>PT17M10S</meta:editing-duration>
    <meta:editing-cycles>3</meta:editing-cycles>
    <meta:generator>LibreOffice/5.1.6.2$Linux_X86_64 LibreOffice_project/10m0$Build-2</meta:generator>
    <meta:document-statistic meta:table-count="0" meta:image-count="0" meta:object-count="0" meta:page-count="1" meta:paragraph-count="8" meta:word-count="221" meta:character-count="1404" meta:non-whitespace-character-count="1187"/>
  </office:meta>
</office:document-meta>
</file>